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8.25cm" fo:min-width="10.1cm" draw:shadow-opacity="20%"/>
    </style:style>
    <style:style style:name="gr2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7.25cm" fo:min-width="12.4cm" draw:shadow-opacity="20%"/>
    </style:style>
    <style:style style:name="gr3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5.95cm" fo:min-width="9cm" draw:shadow-opacity="20%"/>
    </style:style>
    <style:style style:name="gr4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6.45cm" fo:min-width="11.5cm" draw:shadow-opacity="20%"/>
    </style:style>
    <style:style style:name="gr5" style:family="graphic" style:parent-style-name="standard">
      <style:graphic-properties draw:fill-color="#ffcc99" draw:textarea-horizontal-align="justify" draw:textarea-vertical-align="middle" draw:auto-grow-height="false" fo:min-height="3.428cm" fo:min-width="6.976cm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fo:min-height="3.782cm" fo:min-width="5.44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4.395cm" fo:min-width="6.05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ffcc99" draw:textarea-horizontal-align="justify" draw:textarea-vertical-align="middle" draw:auto-grow-height="false" fo:min-height="3.004cm" fo:min-width="6.622cm"/>
    </style:style>
    <style:style style:name="gr11" style:family="graphic" style:parent-style-name="standard">
      <style:graphic-properties draw:fill-color="#ffffcc" draw:textarea-horizontal-align="justify" draw:textarea-vertical-align="middle" draw:auto-grow-height="false" fo:min-height="4.276cm" fo:min-width="6.218cm"/>
    </style:style>
    <style:style style:name="gr12" style:family="graphic" style:parent-style-name="standard">
      <style:graphic-properties draw:fill-color="#ffffcc" draw:textarea-horizontal-align="justify" draw:textarea-vertical-align="middle" draw:auto-grow-height="false" fo:min-height="4.56cm" fo:min-width="5.348cm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fo:min-height="4.418cm" fo:min-width="8.552cm"/>
    </style:style>
    <style:style style:name="gr14" style:family="graphic" style:parent-style-name="standard">
      <style:graphic-properties draw:fill-color="#ffffcc" draw:textarea-horizontal-align="justify" draw:textarea-vertical-align="middle" draw:auto-grow-height="false" fo:min-height="4.064cm" fo:min-width="8.976cm"/>
    </style:style>
    <style:style style:name="gr15" style:family="graphic" style:parent-style-name="standard">
      <style:graphic-properties draw:fill-color="#ffffcc" draw:textarea-horizontal-align="justify" draw:textarea-vertical-align="middle" draw:auto-grow-height="false" fo:min-height="3.358cm" fo:min-width="4.662cm"/>
    </style:style>
    <style:style style:name="gr16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8.95cm" fo:min-width="14.5cm" draw:shadow-opacity="20%"/>
    </style:style>
    <style:style style:name="gr17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8.45cm" fo:min-width="11.5cm" draw:shadow-opacity="20%"/>
    </style:style>
    <style:style style:name="gr18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8.45cm" fo:min-width="11.3cm" draw:shadow-opacity="20%"/>
    </style:style>
    <style:style style:name="gr19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8.75cm" fo:min-width="9.2cm" draw:shadow-opacity="20%"/>
    </style:style>
    <style:style style:name="gr20" style:family="graphic" style:parent-style-name="standard">
      <style:graphic-properties svg:stroke-color="#ffffff" draw:fill="solid" draw:fill-color="#729fcf" draw:opacity="20%" draw:textarea-horizontal-align="justify" draw:textarea-vertical-align="middle" draw:auto-grow-height="false" fo:min-height="7.25cm" fo:min-width="9.2cm" draw:shadow-opacity="20%"/>
    </style:style>
    <style:style style:name="gr21" style:family="graphic" style:parent-style-name="standard">
      <style:graphic-properties draw:fill-color="#ffcc99" draw:textarea-horizontal-align="justify" draw:textarea-vertical-align="middle" draw:auto-grow-height="false" fo:min-height="3.517cm" fo:min-width="5.706cm"/>
    </style:style>
    <style:style style:name="gr22" style:family="graphic" style:parent-style-name="standard">
      <style:graphic-properties draw:fill-color="#ffffcc" draw:textarea-horizontal-align="justify" draw:textarea-vertical-align="middle" draw:auto-grow-height="false" fo:min-height="4.488cm" fo:min-width="5.228cm"/>
    </style:style>
    <style:style style:name="gr23" style:family="graphic" style:parent-style-name="standard">
      <style:graphic-properties draw:fill-color="#ffffcc" draw:textarea-horizontal-align="justify" draw:textarea-vertical-align="middle" draw:auto-grow-height="false" fo:min-height="3.851cm" fo:min-width="6.217cm"/>
    </style:style>
    <style:style style:name="gr24" style:family="graphic" style:parent-style-name="standard">
      <style:graphic-properties draw:fill-color="#ffffcc" draw:textarea-horizontal-align="justify" draw:textarea-vertical-align="middle" draw:auto-grow-height="false" fo:min-height="4.842cm" fo:min-width="6.152cm"/>
    </style:style>
    <style:style style:name="gr25" style:family="graphic" style:parent-style-name="standard" style:list-style-name="L1">
      <style:graphic-properties draw:fill-color="#ffffcc" draw:textarea-horizontal-align="justify" draw:textarea-vertical-align="middle" draw:auto-grow-height="false" fo:min-height="4.753cm" fo:min-width="8.34cm"/>
    </style:style>
    <style:style style:name="gr26" style:family="graphic" style:parent-style-name="standard">
      <style:graphic-properties draw:fill-color="#ffffcc" draw:textarea-horizontal-align="justify" draw:textarea-vertical-align="middle" draw:auto-grow-height="false" fo:min-height="4.254cm" fo:min-width="5.512cm"/>
    </style:style>
    <style:style style:name="gr27" style:family="graphic" style:parent-style-name="standard">
      <style:graphic-properties draw:fill-color="#ffffcc" draw:textarea-horizontal-align="justify" draw:textarea-vertical-align="middle" draw:auto-grow-height="false" fo:min-height="5.408cm" fo:min-width="8.27cm"/>
    </style:style>
    <style:style style:name="gr28" style:family="graphic" style:parent-style-name="standard">
      <style:graphic-properties draw:fill-color="#ffffcc" draw:textarea-horizontal-align="justify" draw:textarea-vertical-align="middle" draw:auto-grow-height="false" fo:min-height="3.694cm" fo:min-width="5.99cm"/>
    </style:style>
    <style:style style:name="gr29" style:family="graphic" style:parent-style-name="standard">
      <style:graphic-properties draw:fill-color="#ff420e" draw:textarea-horizontal-align="justify" draw:textarea-vertical-align="middle" draw:auto-grow-height="false" fo:min-height="3.127cm" fo:min-width="6.233cm"/>
    </style:style>
    <style:style style:name="gr30" style:family="graphic" style:parent-style-name="objectwithoutfill">
      <style:graphic-properties draw:marker-start="Line_20_Arrow_20_3" draw:marker-end-width="0.3cm" draw:fill="none" draw:textarea-vertical-align="middle"/>
    </style:style>
    <style:style style:name="gr31" style:family="graphic" style:parent-style-name="无填充且无边框的对象">
      <style:graphic-properties draw:textarea-vertical-align="middle" draw:ole-draw-aspect="1" style:protect="size"/>
    </style:style>
    <style:style style:name="gr32" style:family="graphic" style:parent-style-name="无填充且无边框的对象">
      <style:graphic-properties svg:stroke-width="0.2cm" draw:marker-start-width="0.5cm" draw:marker-end-width="0.5cm" draw:textarea-vertical-align="middle" draw:ole-draw-aspect="1" style:protect="size"/>
    </style:style>
    <style:style style:name="P1" style:family="paragraph">
      <loext:graphic-properties draw:fill="solid" draw:fill-color="#729fcf" draw:opacity="2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99"/>
      <style:paragraph-properties fo:text-align="center"/>
      <style:text-properties fo:font-size="26pt" style:font-size-asian="18pt" style:font-size-complex="18pt"/>
    </style:style>
    <style:style style:name="P4" style:family="paragraph">
      <loext:graphic-properties draw:fill-color="#ffffcc"/>
      <style:paragraph-properties fo:text-align="center"/>
      <style:text-properties fo:font-size="26pt"/>
    </style:style>
    <style:style style:name="P5" style:family="paragraph">
      <loext:graphic-properties draw:fill="none"/>
      <style:paragraph-properties fo:text-align="center"/>
      <style:text-properties fo:font-size="26pt"/>
    </style:style>
    <style:style style:name="P6" style:family="paragraph">
      <loext:graphic-properties draw:fill-color="#ffffcc"/>
      <style:paragraph-properties fo:text-align="center"/>
      <style:text-properties fo:font-size="26pt" style:font-size-asian="18pt" style:font-size-complex="18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cc"/>
      <style:paragraph-properties fo:margin-left="0cm" fo:margin-right="0cm" fo:text-align="center" fo:text-indent="0cm"/>
      <style:text-properties style:font-name="Liberation Sans" fo:font-size="26pt" style:letter-kerning="true" style:font-name-asian="Microsoft YaHei" style:font-size-asian="18pt" style:font-name-complex="Mangal" style:font-size-complex="18pt"/>
    </style:style>
    <style:style style:name="P9" style:family="paragraph">
      <loext:graphic-properties draw:fill-color="#ff420e"/>
      <style:paragraph-properties fo:text-align="center"/>
      <style:text-properties fo:color="#ffffff" fo:font-size="26pt" fo:font-weight="bold" style:font-size-asian="18pt" style:font-weight-asian="bold" style:font-size-complex="18pt" style:font-weight-complex="bold"/>
    </style:style>
    <style:style style:name="P10" style:family="paragraph">
      <loext:graphic-properties draw:fill="none"/>
      <style:paragraph-properties fo:text-align="center"/>
      <style:text-properties fo:font-size="26pt" style:font-size-asian="18pt" style:font-size-complex="18pt"/>
    </style:style>
    <style:style style:name="P11" style:family="paragraph">
      <style:paragraph-properties fo:text-align="center"/>
      <style:text-properties fo:font-size="26pt" style:font-size-asian="18pt" style:font-size-complex="18pt"/>
    </style:style>
    <style:style style:name="T1" style:family="text">
      <style:text-properties fo:font-size="26pt" style:font-size-asian="18pt" style:font-size-complex="18pt"/>
    </style:style>
    <style:style style:name="T2" style:family="text">
      <style:text-properties fo:font-size="26pt"/>
    </style:style>
    <style:style style:name="T3" style:family="text">
      <style:text-properties style:font-name="Liberation Sans" fo:font-size="26pt" style:letter-kerning="true" style:font-name-asian="Microsoft YaHei" style:font-size-asian="18pt" style:font-name-complex="Mangal" style:font-size-complex="18pt"/>
    </style:style>
    <style:style style:name="T4" style:family="text">
      <style:text-properties fo:color="#ffffff" fo:font-size="26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0.6cm" svg:height="8.5cm" svg:x="31.5cm" svg:y="2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9cm" svg:height="7.5cm" svg:x="25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9cm" svg:height="7.5cm" svg:x="6.3cm" svg:y="1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5cm" svg:height="6.2cm" svg:x="-0.1cm" svg:y="9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cm" svg:height="6.7cm" svg:x="7.1cm" svg:y="3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10.57cm" svg:height="5.2cm" svg:x="7.33cm" svg:y="4.2cm">
          <text:p text:style-name="P2"><text:span text:style-name="T1">S1. Wait for</text:span></text:p>
          <text:p text:style-name="P2"><text:span text:style-name="T1">CMD_B2B_START</text:span></text:p>
          <text:p text:style-name="P2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3" draw:id="id3" draw:layer="layout" svg:width="8.4cm" svg:height="5.7cm" svg:x="0.4cm" svg:y="9.6cm">
          <text:p text:style-name="P2"><text:span text:style-name="T1">S2. Collect </text:span></text:p>
          <text:p text:style-name="P2"><text:span text:style-name="T1">extrapolated </text:span></text:p>
          <text:p text:style-name="P2"><text:span text:style-name="T1">Phase and slope </text:span></text:p>
          <text:p text:style-name="P2"><text:span text:style-name="T1">from PAP, and </text:span></text:p>
          <text:p text:style-name="P2"><text:span text:style-name="T1">timesta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" draw:id="id1" draw:layer="layout" svg:width="9.27cm" svg:height="6.567cm" svg:x="7.53cm" svg:y="15.233cm">
          <text:p text:style-name="P2"><text:span text:style-name="T2">S3. Send </text:span></text:p>
          <text:p text:style-name="P2"><text:span text:style-name="T2">TGM_PHASE_TIME</text:span></text:p>
          <text:p text:style-name="P2"><text:span text:style-name="T2">to B2B</text:span></text:p>
          <text:p text:style-name="P2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16.8cm" svg:y1="18.516cm" svg:x2="17.9cm" svg:y2="6.8cm" draw:start-shape="id1" draw:start-glue-point="10" draw:end-shape="id2" draw:end-glue-point="10" svg:d="M16800 18516c2403 0 1853-11716 1100-11716" svg:viewBox="0 0 1744 11717">
          <text:p text:style-name="P2"><text:span text:style-name="T2"><text:s text:c="29"/></text:span></text:p>
        </draw:connector>
        <draw:connector draw:style-name="gr8" draw:text-style-name="P5" draw:layer="layout" draw:type="curve" svg:x1="4.6cm" svg:y1="15.3cm" svg:x2="7.53cm" svg:y2="18.516cm" draw:start-shape="id3" draw:start-glue-point="8" draw:end-shape="id1" draw:end-glue-point="6" svg:d="M4600 15300c0 2144 976 3216 2930 3216" svg:viewBox="0 0 2931 3217">
          <text:p text:style-name="P2"><text:span text:style-name="T2"><text:s text:c="6"/></text:span></text:p>
        </draw:connector>
        <draw:connector draw:style-name="gr9" draw:text-style-name="P5" draw:layer="layout" draw:type="curve" svg:x1="7.33cm" svg:y1="6.8cm" svg:x2="4.6cm" svg:y2="9.6cm" draw:start-shape="id2" draw:start-glue-point="6" draw:end-shape="id3" draw:end-glue-point="4" svg:d="M7330 6800c-1820 0-2730 933-2730 2800" svg:viewBox="0 0 2731 2801">
          <text:p/>
        </draw:connector>
        <draw:custom-shape draw:style-name="gr10" draw:text-style-name="P3" xml:id="id8" draw:id="id8" draw:layer="layout" svg:width="10.07cm" svg:height="4.6cm" svg:x="26.409cm" svg:y="2.7cm">
          <text:p text:style-name="P2"><text:span text:style-name="T1">S1. Wait for</text:span></text:p>
          <text:p text:style-name="P2"><text:span text:style-name="T1">CMD_B2B_START</text:span></text:p>
          <text:p text:style-name="P2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6" draw:id="id6" draw:layer="layout" svg:width="9.5cm" svg:height="6.4cm" svg:x="31.979cm" svg:y="21.2cm">
          <text:p text:style-name="P2"><text:span text:style-name="T2">S4. Wait for </text:span></text:p>
          <text:p text:style-name="P2"><text:span text:style-name="T2">TGM_SYNCH_WIN</text:span></text:p>
          <text:p text:style-name="P2"><text:span text:style-name="T2"><text:s/></text:span><text:span text:style-name="T2">from</text:span></text:p>
          <text:p text:style-name="P2"><text:span text:style-name="T2"><text:s/></text:span><text:span text:style-name="T2">B2B source</text:span></text:p>
          <text:p text:style-name="P2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4" draw:id="id4" draw:layer="layout" svg:width="8.27cm" svg:height="6.8cm" svg:x="43.179cm" svg:y="17.4cm">
          <text:p text:style-name="P2"><text:span text:style-name="T2">S5. Get </text:span></text:p>
          <text:p text:style-name="P2"><text:span text:style-name="T2">extraction <text:s/></text:span></text:p>
          <text:p text:style-name="P2"><text:span text:style-name="T2">trigger and firing</text:span></text:p>
          <text:p text:style-name="P2"><text:span text:style-name="T2"><text:s/></text:span><text:span text:style-name="T2">timestamp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51.449cm" svg:y1="20.8cm" svg:x2="51.805cm" svg:y2="13.334cm" draw:start-shape="id4" draw:start-glue-point="10" draw:end-shape="id5" draw:end-glue-point="9" svg:d="M51449 20800c753 0 627-2475 528-3398s-172-293-172-4068" svg:viewBox="0 0 604 7467">
          <text:p text:style-name="P2"><text:span text:style-name="T2"><text:s text:c="29"/></text:span></text:p>
        </draw:connector>
        <draw:connector draw:style-name="gr8" draw:text-style-name="P5" draw:layer="layout" draw:type="curve" svg:x1="40.088cm" svg:y1="26.663cm" svg:x2="47.314cm" svg:y2="24.2cm" draw:start-shape="id6" draw:start-glue-point="9" draw:end-shape="id4" svg:d="M40088 26663c0 2158 7226 3390 7226-2463" svg:viewBox="0 0 7227 4255">
          <text:p text:style-name="P2"><text:span text:style-name="T2"><text:s text:c="6"/></text:span></text:p>
        </draw:connector>
        <draw:connector draw:style-name="gr9" draw:text-style-name="P5" draw:layer="layout" draw:type="curve" draw:line-skew="-1.312cm" svg:x1="28.129cm" svg:y1="23.5cm" svg:x2="33.37cm" svg:y2="26.663cm" draw:start-shape="id7" draw:start-glue-point="8" draw:end-shape="id6" draw:end-glue-point="7" svg:d="M28129 23500c0 4935 5241 3353 5241 3163" svg:viewBox="0 0 5242 3555">
          <text:p/>
        </draw:connector>
        <draw:custom-shape draw:style-name="gr13" draw:text-style-name="P4" xml:id="id5" draw:id="id5" draw:layer="layout" svg:width="12.8cm" svg:height="6.6cm" svg:x="40.879cm" svg:y="7.7cm">
          <text:p text:style-name="P2"><text:span text:style-name="T2">S6. Send <text:s/></text:span></text:p>
          <text:p text:style-name="P2"><text:span text:style-name="T2">TGM_KICKER_TIME_S </text:span></text:p>
          <text:p text:style-name="P2"><text:span text:style-name="T2">to B2B </text:span></text:p>
          <text:p text:style-name="P2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47.279cm" svg:y1="7.7cm" svg:x2="36.479cm" svg:y2="5cm" draw:start-shape="id5" draw:start-glue-point="4" draw:end-shape="id8" draw:end-glue-point="10" svg:d="M47279 7700c0-1800-3600-2700-10800-2700" svg:viewBox="0 0 10801 2701">
          <text:p/>
        </draw:connector>
        <draw:custom-shape draw:style-name="gr14" draw:text-style-name="P4" xml:id="id9" draw:id="id9" draw:layer="layout" svg:width="13.4cm" svg:height="6.1cm" svg:x="21.2cm" svg:y="10.2cm">
          <text:p text:style-name="P2"><text:span text:style-name="T2">S2. Wait</text:span></text:p>
          <text:p text:style-name="P2"><text:span text:style-name="T2"><text:s/></text:span><text:span text:style-name="T2">for </text:span></text:p>
          <text:p text:style-name="P2"><text:span text:style-name="T2">TGM_PHASE_CORRECTION</text:span></text:p>
          <text:p text:style-name="P2"><text:span text:style-name="T2"><text:s/></text:span><text:span text:style-name="T2">from B2B source</text:span></text:p>
          <text:p text:style-name="P2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7" draw:id="id7" draw:layer="layout" svg:width="7.3cm" svg:height="5.1cm" svg:x="24.479cm" svg:y="18.4cm">
          <text:p text:style-name="P2"><text:span text:style-name="T2">S3. Phase </text:span></text:p>
          <text:p text:style-name="P2"><text:span text:style-name="T2">correction </text:span></text:p>
          <text:p text:style-name="P2"><text:span text:style-name="T2">for S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26.409cm" svg:y1="5cm" svg:x2="23.162cm" svg:y2="11.093cm" draw:start-shape="id8" draw:start-glue-point="6" draw:end-shape="id9" draw:end-glue-point="5" svg:d="M26409 5000c-2165 0-3247 2031-3247 6093" svg:viewBox="0 0 3248 6094">
          <text:p/>
        </draw:connector>
        <draw:connector draw:style-name="gr9" draw:text-style-name="P5" draw:layer="layout" draw:type="curve" svg:x1="23.162cm" svg:y1="15.407cm" svg:x2="24.479cm" svg:y2="20.95cm" draw:start-shape="id9" draw:start-glue-point="7" draw:end-shape="id7" draw:end-glue-point="6" svg:d="M23162 15407c0 3696 439 5543 1317 5543" svg:viewBox="0 0 1318 5544">
          <text:p/>
        </draw:connector>
      </draw:page>
      <draw:page draw:name="page2" draw:style-name="dp1" draw:master-page-name="默认">
        <draw:custom-shape draw:style-name="gr16" draw:text-style-name="P1" draw:layer="layout" svg:width="15cm" svg:height="9.2cm" svg:x="26.2cm" svg:y="21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2cm" svg:height="8.7cm" svg:x="14.1cm" svg:y="22.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.8cm" svg:height="8.7cm" svg:x="2.3cm" svg:y="1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9.7cm" svg:height="9cm" svg:x="0.9cm" svg:y="10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9.7cm" svg:height="7.5cm" svg:x="5.4cm" svg:y="2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xml:id="id15" draw:id="id15" draw:layer="layout" svg:width="8.776cm" svg:height="5.325cm" svg:x="5.803cm" svg:y="3.8cm">
          <text:p text:style-name="P2"><text:span text:style-name="T1">S1. Wait for</text:span></text:p>
          <text:p text:style-name="P2"><text:span text:style-name="T1">CMD_B2B_START</text:span></text:p>
          <text:p text:style-name="P2"><text:span text:style-name="T1">from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14" draw:id="id14" draw:layer="layout" svg:width="8.1cm" svg:height="6.7cm" svg:x="1cm" svg:y="10.7cm">
          <text:p text:style-name="P2"><text:span text:style-name="T1">S2. Collect </text:span></text:p>
          <text:p text:style-name="P2"><text:span text:style-name="T1">extrapolated </text:span></text:p>
          <text:p text:style-name="P2"><text:span text:style-name="T1">Phase and slope </text:span></text:p>
          <text:p text:style-name="P2"><text:span text:style-name="T1">from PAP, and </text:span></text:p>
          <text:p text:style-name="P2"><text:span text:style-name="T1">timesta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xml:id="id13" draw:id="id13" draw:layer="layout" svg:width="9.497cm" svg:height="5.799cm" svg:x="2.203cm" svg:y="21.101cm">
          <text:p text:style-name="P2"><text:span text:style-name="T1">S3. Wait for</text:span></text:p>
          <text:p text:style-name="P2"><text:span text:style-name="T1">TGM_PHASE_TIME</text:span></text:p>
          <text:p text:style-name="P2"><text:span text:style-name="T1">from B2B</text:span></text:p>
          <text:p text:style-name="P2"><text:span text:style-name="T1">target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xml:id="id12" draw:id="id12" draw:layer="layout" svg:width="9.406cm" svg:height="7.2cm" svg:x="16.3cm" svg:y="23.7cm">
          <text:p text:style-name="P2"><text:span text:style-name="T1">S4. Calculate </text:span></text:p>
          <text:p text:style-name="P2"><text:span text:style-name="T1">synchronization </text:span></text:p>
          <text:p text:style-name="P2"><text:span text:style-name="T1">Window, </text:span></text:p>
          <text:p text:style-name="P2"><text:span text:style-name="T1">phase shift/jump, </text:span></text:p>
          <text:p text:style-name="P2"><text:span text:style-name="T1">phase correction</text:span></text:p>
          <text:p text:style-name="P2"><text:span text:style-name="T1"><text:s/></text:span><text:span text:style-name="T1">value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xml:id="id10" draw:id="id10" draw:layer="layout" svg:width="12.5cm" svg:height="7.075cm" svg:x="28.7cm" svg:y="22.625cm">
          <text:p text:style-name="P7"><text:span text:style-name="T3">S5. Send </text:span></text:p>
          <text:p text:style-name="P7"><text:span text:style-name="T3">TGM_SYNCH_WIN</text:span></text:p>
          <text:p text:style-name="P7"><text:span text:style-name="T3">TGM_PHASE_CORRECTION</text:span></text:p>
          <text:p text:style-name="P7"><text:span text:style-name="T3">to WR </text:span></text:p>
          <text:p text:style-name="P7"><text:span text:style-name="T3">network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6" xml:id="id11" draw:id="id11" draw:layer="layout" svg:width="8.5cm" svg:height="6.368cm" svg:x="41.279cm" svg:y="19.025cm">
          <text:p text:style-name="P2"><text:span text:style-name="T1">S6. Give </text:span></text:p>
          <text:p text:style-name="P2"><text:span text:style-name="T1">phase shift </text:span></text:p>
          <text:p text:style-name="P2"><text:span text:style-name="T1">values P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16" draw:id="id16" draw:layer="layout" svg:width="12.4cm" svg:height="8cm" svg:x="42.1cm" svg:y="4.8cm">
          <text:p text:style-name="P2"><text:span text:style-name="T1">S7. Wait For</text:span></text:p>
          <text:p text:style-name="P2"><text:span text:style-name="T1">TGM_KICKER_TIME_S</text:span></text:p>
          <text:p text:style-name="P2"><text:span text:style-name="T1">TGM_KICKER_TIME_T </text:span></text:p>
          <text:p text:style-name="P2"><text:span text:style-name="T1">from source and target</text:span></text:p>
          <text:p text:style-name="P2"><text:span text:style-name="T1"><text:s/></text:span><text:span text:style-name="T1">trigger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7" draw:id="id17" draw:layer="layout" svg:width="9.176cm" svg:height="5.576cm" svg:x="26.3cm" svg:y="1.6cm">
          <text:p text:style-name="P2"><text:span text:style-name="T1">S8. B2B status </text:span></text:p>
          <text:p text:style-name="P2"><text:span text:style-name="T1">check and send</text:span></text:p>
          <text:p text:style-name="P2"><text:span text:style-name="T1">TGM_B2B_STATUS</text:span></text:p>
          <text:p text:style-name="P2"><text:span text:style-name="T1">to WR networ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xml:id="id18" draw:id="id18" draw:layer="layout" svg:width="9.521cm" svg:height="4.775cm" svg:x="18.879cm" svg:y="7.125cm">
          <text:p text:style-name="P2"><text:span text:style-name="T4">Send </text:span></text:p>
          <text:p text:style-name="P2"><text:span text:style-name="T4">TGM_B2B_ERROR</text:span></text:p>
          <text:p text:style-name="P2"><text:span text:style-name="T4">to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0" draw:layer="layout" draw:type="curve" svg:x1="39.37cm" svg:y1="28.664cm" svg:x2="45.529cm" svg:y2="25.393cm" draw:start-shape="id10" draw:start-glue-point="9" draw:end-shape="id11" draw:end-glue-point="8" svg:d="M39370 28664c0 2305 6159 3941 6159-3271" svg:viewBox="0 0 6160 5232">
          <text:p text:style-name="P2"><text:span text:style-name="T1"/></text:p>
          <text:p text:style-name="P2"><text:span text:style-name="T1"/></text:p>
          <text:p text:style-name="P2"><text:span text:style-name="T1"/></text:p>
        </draw:connector>
        <draw:connector draw:style-name="gr8" draw:text-style-name="P10" draw:layer="layout" draw:type="curve" draw:line-skew="-1.175cm" svg:x1="24.329cm" svg:y1="29.846cm" svg:x2="30.53cm" svg:y2="28.664cm" draw:start-shape="id12" draw:start-glue-point="9" draw:end-shape="id10" draw:end-glue-point="7" svg:d="M24329 29846c0 571 6201 1162 6201-1182" svg:viewBox="0 0 6202 1697">
          <text:p text:style-name="P2"><text:span text:style-name="T1"/></text:p>
          <text:p text:style-name="P2"><text:span text:style-name="T1"/></text:p>
          <text:p text:style-name="P2"><text:span text:style-name="T1">OK</text:span></text:p>
          <text:p text:style-name="P2"><text:span text:style-name="T1"/></text:p>
          <text:p text:style-name="P2"><text:span text:style-name="T1"/></text:p>
        </draw:connector>
        <draw:connector draw:style-name="gr8" draw:text-style-name="P10" draw:layer="layout" draw:type="curve" draw:line-skew="-1.143cm" svg:x1="6.952cm" svg:y1="26.9cm" svg:x2="17.677cm" svg:y2="29.846cm" draw:start-shape="id13" draw:start-glue-point="8" draw:end-shape="id12" draw:end-glue-point="7" svg:d="M6952 26900c0 5038 10725 3565 10725 2946" svg:viewBox="0 0 10726 3634">
          <text:p text:style-name="P2"><text:span text:style-name="T1"><text:s text:c="2"/></text:span><text:span text:style-name="T1">OK <text:s text:c="15"/></text:span></text:p>
        </draw:connector>
        <draw:connector draw:style-name="gr8" draw:text-style-name="P10" draw:layer="layout" draw:type="curve" svg:x1="1cm" svg:y1="14.05cm" svg:x2="2.203cm" svg:y2="24.001cm" draw:start-shape="id14" draw:start-glue-point="6" draw:end-shape="id13" draw:end-glue-point="6" svg:d="M1000 14050c-751 0-1353 9951 1203 9951" svg:viewBox="0 0 1853 9952">
          <text:p text:style-name="P2"><text:span text:style-name="T1"><text:s text:c="14"/></text:span></text:p>
        </draw:connector>
        <draw:connector draw:style-name="gr8" draw:text-style-name="P10" draw:layer="layout" draw:type="curve" svg:x1="5.803cm" svg:y1="6.463cm" svg:x2="2.186cm" svg:y2="11.681cm" draw:start-shape="id15" draw:start-glue-point="6" draw:end-shape="id14" draw:end-glue-point="5" svg:d="M5803 6463c-2412 0-3617 1739-3617 5218" svg:viewBox="0 0 3618 5219">
          <text:p text:style-name="P2"><text:span text:style-name="T1"><text:s text:c="5"/></text:span></text:p>
        </draw:connector>
        <draw:connector draw:style-name="gr9" draw:text-style-name="P10" draw:layer="layout" draw:type="curve" svg:x1="49.779cm" svg:y1="22.209cm" svg:x2="52.685cm" svg:y2="11.629cm" draw:start-shape="id11" draw:start-glue-point="10" draw:end-shape="id16" draw:end-glue-point="9" svg:d="M49779 22209c1938 0 2906-3526 2906-10580" svg:viewBox="0 0 2907 10581">
          <text:p/>
        </draw:connector>
        <draw:connector draw:style-name="gr8" draw:text-style-name="P10" draw:layer="layout" draw:type="curve" draw:line-skew="1.116cm" svg:x1="48.3cm" svg:y1="4.8cm" svg:x2="34.133cm" svg:y2="2.416cm" draw:start-shape="id16" draw:start-glue-point="4" draw:end-shape="id17" draw:end-glue-point="11" svg:d="M48300 4800c0-3877-14167-2685-14167-2384" svg:viewBox="0 0 14168 2794">
          <text:p text:style-name="P2"><text:span text:style-name="T1"><text:s text:c="7"/></text:span><text:span text:style-name="T1">OK</text:span></text:p>
        </draw:connector>
        <draw:line draw:style-name="gr8" draw:text-style-name="P10" draw:layer="layout" svg:x1="8.3cm" svg:y1="21cm" svg:x2="19.7cm" svg:y2="11cm">
          <text:p text:style-name="P2"><text:span text:style-name="T1">Waiting time &gt; Timeout interval</text:span></text:p>
          <text:p text:style-name="P2"><text:span text:style-name="T1"/></text:p>
        </draw:line>
        <draw:line draw:style-name="gr30" draw:text-style-name="P10" draw:layer="layout" svg:x1="27.7cm" svg:y1="10.8cm" svg:x2="42.7cm" svg:y2="10.7cm">
          <text:p text:style-name="P2"><text:span text:style-name="T1">Waiting time &gt; Timeout interval</text:span></text:p>
          <text:p text:style-name="P2"><text:span text:style-name="T1"/></text:p>
        </draw:line>
        <draw:frame draw:style-name="gr31" draw:text-style-name="P11" draw:layer="layout" svg:width="0.2cm" svg:height="0.47cm" svg:x="15.894cm" svg:y="13.7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9" draw:text-style-name="P10" draw:layer="layout" draw:type="curve" svg:x1="27.643cm" svg:y1="2.416cm" svg:x2="13.294cm" svg:y2="4.579cm" draw:start-shape="id17" draw:start-glue-point="5" draw:end-shape="id15" draw:end-glue-point="11" svg:d="M27643 2416c0-1975-14349-3057-14349 2163" svg:viewBox="0 0 14350 3796">
          <text:p/>
        </draw:connector>
        <draw:connector draw:style-name="gr9" draw:text-style-name="P10" draw:layer="layout" draw:type="curve" svg:x1="20.273cm" svg:y1="7.824cm" svg:x2="14.579cm" svg:y2="6.463cm" draw:start-shape="id18" draw:start-glue-point="5" draw:end-shape="id15" draw:end-glue-point="10" svg:d="M20273 7824c0-908-1898-1361-5694-1361" svg:viewBox="0 0 5695 1362">
          <text:p/>
        </draw:connector>
        <draw:frame draw:style-name="gr32" draw:text-style-name="P11" draw:layer="layout" svg:width="3.644cm" svg:height="1.416cm" draw:transform="skewX (-0.000698131700797697) rotate (0.741415866247191) translate (13.255cm 17.061cm)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_20_3" draw:display-name="Line Arrow 3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5cm" fo:page-height="31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9:09:34.087000000</meta:creation-date>
    <dc:date>2017-02-24T14:52:07.842000000</dc:date>
    <meta:editing-duration>PT16H10M26S</meta:editing-duration>
    <meta:editing-cycles>30</meta:editing-cycles>
    <meta:generator>LibreOffice/4.4.4.3$Windows_x86 LibreOffice_project/2c39ebcf046445232b798108aa8a7e7d89552ea8</meta:generator>
    <meta:document-statistic meta:object-count="50"/>
  </office:meta>
</office:document-meta>
</file>

<file path=Object 2/content.xml><?xml version="1.0" encoding="utf-8"?>
<math xmlns="http://www.w3.org/1998/Math/MathML" display="block">
  <semantics>
    <mrow>
      <msubsup>
        <mi>t</mi>
        <mi mathvariant="normal">ψ</mi>
        <mi mathvariant="italic">src</mi>
      </msubsup>
      <mi mathvariant="normal">≠</mi>
      <msubsup>
        <mi>t</mi>
        <mi mathvariant="normal">ψ</mi>
        <mi mathvariant="italic">trg</mi>
      </msubsup>
    </mrow>
    <annotation encoding="StarMath 5.0">t^{src}_{ %ipsi   } %notequal t^{trg}_{ %ipsi    }</annotation>
  </semantics>
</math>
</file>

<file path=Object 6/content.xml><?xml version="1.0" encoding="utf-8"?>
<math xmlns="http://www.w3.org/1998/Math/MathML" display="block"/>
</file>